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15pt" style:font-size-asian="15pt" style:font-size-complex="15pt"/>
    </style:style>
    <style:style style:name="P6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font-name="Segoe UI" fo:font-size="31pt" fo:font-weight="bold" style:font-size-asian="31pt" style:font-weight-asian="bold" style:font-size-complex="31pt" style:font-weight-complex="bold"/>
    </style:style>
    <style:style style:name="T8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7.874cm" svg:x="1.27cm" svg:y="0.885cm">
          <draw:text-box>
            <text:p text:style-name="P1"><text:span text:style-name="T1">Psalm 116:1–14</text:span></text:p>
            <text:p><text:span text:style-name="T2">1</text:span><text:span text:style-name="T3">I love the LORD, because he has heard</text:span></text:p>
            <text:p><text:span text:style-name="T4"><text:s text:c="6"/></text:span><text:span text:style-name="T5">my voice and my pleas for mercy.</text:span></text:p>
            <text:p><text:span text:style-name="T2">2</text:span><text:span text:style-name="T3">Because he inclined his ear to me,</text:span></text:p>
            <text:p><text:span text:style-name="T4"><text:s text:c="6"/></text:span><text:span text:style-name="T5">therefore I will call on him as long as I live</text:span><text:span text:style-name="T4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7.874cm" svg:x="1.27cm" svg:y="1.016cm">
          <draw:text-box>
            <text:p text:style-name="P4"><text:span text:style-name="T2">3</text:span><text:span text:style-name="T3">The snares of death encompassed me;</text:span></text:p>
            <text:p><text:span text:style-name="T3"><text:s/></text:span><text:span text:style-name="T3">the pangs of Sheol laid hold on me;</text:span></text:p>
            <text:p><text:span text:style-name="T4"><text:s text:c="6"/></text:span><text:span text:style-name="T5">I suffered distress and anguish.</text:span></text:p>
            <text:p><text:span text:style-name="T2">4</text:span><text:span text:style-name="T3">Then I called on the name of the LORD:</text:span></text:p>
            <text:p><text:span text:style-name="T4"><text:s text:c="6"/></text:span><text:span text:style-name="T6">“</text:span><text:span text:style-name="T6">O LORD, I pray, deliver my soul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638cm" svg:height="6.263cm" svg:x="1.524cm" svg:y="1.016cm">
          <draw:text-box>
            <text:p><text:span text:style-name="T2">5</text:span><text:span text:style-name="T3">Gracious is the LORD, and righteous;</text:span></text:p>
            <text:p><text:span text:style-name="T4"><text:s text:c="6"/></text:span><text:span text:style-name="T5">our God is merciful.</text:span></text:p>
            <text:p><text:span text:style-name="T2">6</text:span><text:span text:style-name="T3">The LORD preserves the simple;</text:span></text:p>
            <text:p><text:span text:style-name="T4"><text:s text:c="6"/></text:span><text:span text:style-name="T5">when I was brought low, he sav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5.146cm" svg:height="7.874cm" svg:x="1.524cm" svg:y="0.762cm">
          <draw:text-box>
            <text:p><text:span text:style-name="T2">7</text:span><text:span text:style-name="T3">Return, O my soul, to your rest;</text:span></text:p>
            <text:p><text:span text:style-name="T4"><text:s text:c="5"/></text:span><text:span text:style-name="T5">for the LORD </text:span><text:span text:style-name="T7">has dealt bountifully with you.</text:span></text:p>
            <text:p><text:span text:style-name="T2">8</text:span><text:span text:style-name="T3">For you have delivered my soul from death,</text:span></text:p>
            <text:p><text:span text:style-name="T8"><text:s text:c="6"/></text:span><text:span text:style-name="T9">my eyes from tears,</text:span></text:p>
            <text:p><text:span text:style-name="T5"><text:s text:c="6"/></text:span><text:span text:style-name="T5">my feet from stumbling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4.638cm" svg:height="3.81cm" svg:x="1.524cm" svg:y="0.762cm">
          <draw:text-box>
            <text:p><text:span text:style-name="T2">9</text:span><text:span text:style-name="T3">I will walk before the LORD</text:span></text:p>
            <text:p><text:span text:style-name="T4"><text:s text:c="6"/></text:span><text:span text:style-name="T5">in the land of the li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8" draw:layer="layout" svg:width="24.638cm" svg:height="6.604cm" svg:x="1.524cm" svg:y="1.016cm">
          <draw:text-box>
            <text:p text:style-name="P1"><text:span text:style-name="T10">C: </text:span><text:span text:style-name="T9">Glory be to the Father and to the Son</text:span></text:p>
            <text:p text:style-name="P1"><text:span text:style-name="T9">and to the Holy Spirit;</text:span></text:p>
            <text:p text:style-name="P1"><text:span text:style-name="T9">as it was in the beginning, is now,</text:span></text:p>
            <text:p text:style-name="P1"><text:span text:style-name="T9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1:13:20.193000000</meta:creation-date>
    <dc:date>2018-09-13T18:57:19.619000000</dc:date>
    <meta:editing-duration>PT21M11S</meta:editing-duration>
    <meta:editing-cycles>5</meta:editing-cycles>
    <meta:generator>LibreOffice/6.0.5.2$Windows_X86_64 LibreOffice_project/54c8cbb85f300ac59db32fe8a675ff7683cd5a16</meta:generator>
    <meta:document-statistic meta:object-count="39"/>
  </office:meta>
</office:document-meta>
</file>